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ru Kusoku struck the base of the combined arcade pad annoyedly. “How did you win?” he exclaimed with a sudden change of expression. The boy on the other end sported a blank expression and just shrugged. “I could have sworn you placed in regionals, but it could be anyone,” said Giru, waved respectfully, shortly before leaving to the bar area.</text:p>
      <text:p text:style-name="Standard"/>
      <text:p text:style-name="Standard">Everyone respected Johnny's skill, especially at fighting games. As far as the most diverse S-class rankers go, he was more or less unmatched. This was a top level definition. Unfortunetely after he stopped showing up in Nakano as often, a ton of black people started invading the arcade, lowering the quality of the gaming environment. The owners ended up banning “rowdy and annoying” customers after several complaints were made. It took all of 3 weeks to evac the place of the foreigners. “They just make the black peoples look bad,” Johnny said in broken English. More or less everyone suspected he already spoke the language, seeing as everyone else he knew did fluently. That was what annoyed people regarding Johnny's style. They claimed he was sell out, but he often shrugged it off as a compliment. What made him mad however, was being accused of being an unskilled nigger. That was annoying since he didn't like most black people, especially after the arcade incident. “You are too concerned about big play, most people do not do big plays, and foreign techniques are not possible to adapt to your playstyle. You're going to end up stagnating,” Itsuo, the arcade owner said very plainly one day. “I don't need to lecture you on what you already know, just stop playing non-serious games, I know you think it is this foreigner “swog”, but it is very not humorous. Just the idea of humor at all and laughing at being the shit play on League of Legend is so crass. You are better than that, stop the troll and take the more game seriously.” Shortly after Johnny decided to take a sebatical from his more or less occupatory position of one of the grandmasters in the game. The officials said it would stick, if he didn't suck the ass upon his return. No one really doubted Johnny, that was certain.</text:p>
      <text:p text:style-name="Standard"/>
      <text:p text:style-name="Standard">Shuuji Shima, as he was often called by his close friends retired to playing Hinokami no Te by himself, before deciding to queue online. Giru was screaming about something or other in the corner, while Shuuji watched silently like usual. Nothing was particular about today, in terms of happenings, the whole fucking town was boring like usual. A real banger of a song played on the radio and naturally it would ordinarily be up to one of the remaining black people to request a song change, but it looked like he would have to do it this time. He walked over to the counter before deciding to leave the place. “Now that Giru is unconcerned with exploring border areas, he spends too much time at the arcade,” he thought. Giru walked out of the arcade shortly before he decided to leave, which annoyed him. “This tends to happen during shopping events,” Megumi said, sitting next to him trying to act nice. Shuuji got up and left.</text:p>
      <text:p text:style-name="Standard"/>
      <text:p text:style-name="Standard">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3T15:18:28.71</meta:creation-date>
    <meta:generator>OpenOffice/4.1.7$Win32 OpenOffice.org_project/417m1$Build-9800</meta:generator>
    <dc:date>2023-04-14T22:19:50.86</dc:date>
    <meta:editing-duration>PT8H59M35S</meta:editing-duration>
    <meta:editing-cycles>4</meta:editing-cycles>
    <meta:document-statistic meta:table-count="0" meta:image-count="0" meta:object-count="0" meta:page-count="1" meta:paragraph-count="4" meta:word-count="543" meta:character-count="3082"/>
  </office:meta>
</office:document-meta>
</file>